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language="en" fo:country="US" officeooo:rsid="00102e6e" officeooo:paragraph-rsid="00102e6e"/>
    </style:style>
    <style:style style:name="P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102e6e" fo:hyphenate="tru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103581" fo:hyphenate="tru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135900" fo:hyphenate="tru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4fdd5" fo:hyphenate="tru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5185f" fo:hyphenate="true" fo:hyphenation-remain-char-count="2" fo:hyphenation-push-char-count="2"/>
    </style:style>
    <style:style style:name="P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1574ba" fo:hyphenate="true" fo:hyphenation-remain-char-count="2" fo:hyphenation-push-char-count="2"/>
    </style:style>
    <style:style style:name="P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167e5c" fo:hyphenate="true" fo:hyphenation-remain-char-count="2" fo:hyphenation-push-char-count="2"/>
    </style:style>
    <style:style style:name="P9"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0fc469" fo:hyphenate="true" fo:hyphenation-remain-char-count="2" fo:hyphenation-push-char-count="2"/>
    </style:style>
    <style:style style:name="P10" style:family="paragraph" style:parent-style-name="Footnote">
      <style:text-properties fo:language="en" fo:country="US" officeooo:rsid="00103581" officeooo:paragraph-rsid="00103581"/>
    </style:style>
    <style:style style:name="P11" style:family="paragraph" style:parent-style-name="Footnote">
      <style:text-properties officeooo:rsid="001574ba" officeooo:paragraph-rsid="001574ba"/>
    </style:style>
    <style:style style:name="T1" style:family="text">
      <style:text-properties officeooo:rsid="00103581"/>
    </style:style>
    <style:style style:name="T2" style:family="text">
      <style:text-properties fo:font-style="italic" style:font-style-asian="italic" style:font-style-complex="italic"/>
    </style:style>
    <style:style style:name="T3" style:family="text">
      <style:text-properties fo:font-style="italic" officeooo:rsid="00103581" style:font-style-asian="italic" style:font-style-complex="italic"/>
    </style:style>
    <style:style style:name="T4" style:family="text">
      <style:text-properties officeooo:rsid="00135900"/>
    </style:style>
    <style:style style:name="T5" style:family="text">
      <style:text-properties fo:font-style="normal" style:font-style-asian="normal" style:font-style-complex="normal"/>
    </style:style>
    <style:style style:name="T6" style:family="text">
      <style:text-properties fo:font-style="normal" officeooo:rsid="0014fdd5" style:font-style-asian="normal" style:font-style-complex="normal"/>
    </style:style>
    <style:style style:name="T7" style:family="text">
      <style:text-properties fo:font-style="normal" officeooo:rsid="0015185f" style:font-style-asian="normal" style:font-style-complex="normal"/>
    </style:style>
    <style:style style:name="T8" style:family="text">
      <style:text-properties fo:font-style="normal" officeooo:rsid="001574ba" style:font-style-asian="normal" style:font-style-complex="normal"/>
    </style:style>
    <style:style style:name="T9" style:family="text">
      <style:text-properties fo:font-style="normal" officeooo:rsid="00167e5c" style:font-style-asian="normal" style:font-style-complex="normal"/>
    </style:style>
    <style:style style:name="T10" style:family="text">
      <style:text-properties fo:font-style="normal" officeooo:rsid="0018119a"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Oh no, the internet disrupted something… again</text:h>
      <text:p text:style-name="P9"/>
      <text:p text:style-name="P2">Quite <text:span text:style-name="T4">regularly</text:span> many O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ich</text:span> call themselves “humans”, in a proud manner.</text:p>
      <text:p text:style-name="P2">Andy Clark<text:note text:id="ftn0" text:note-class="footnote"><text:note-citation>1</text:note-citation><text:note-body><text:p text:style-name="P10">Clark, Natural Born Cyborgs</text:p></text:note-body></text:note> <text:span text:style-name="T1">mocks these people in his essay </text:span><text:span text:style-name="T3">Natural Born Cyborgs</text:span><text:span text:style-name="T1">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and scripture even managed to preserve these thoughts over thousands of years. Other technologies followed and created the type of human we all encounter when we have to leave the basement to feed our sloppy organic hardware.</text:span></text:p>
      <text:p text:style-name="P3">Each of these technologies disrupted established <text:span text:style-name="T4">traditions, societies, systems. During the latest technical revolution, the digital one, another system was disrupted: Truth.</text:span></text:p>
      <text:p text:style-name="P4">Michael Seemann has analyzed the digital revolution in his impressive book <text:span text:style-name="T2">The Digital Tailspin – Rules for the Internet after Snowden</text:span><text:span text:style-name="T5">. He talks about the death of the gatekeepers, how the institutions, which until recently controlled truth in the western world, lost their control about the increasingly decentralized production of knowledge.</text:span></text:p>
      <text:p text:style-name="P4"><text:span text:style-name="T5">The symptoms of this loss of control are dominating their headlines: the terms “Fake News”, “Post-Truth-Society”, “Filter Bubbles”, “Algorithms” are spilled all over the discourse. </text:span><text:span text:style-name="T6">Cracks are showing up in the pretty facade of the society, as elements which were widely believed dead since 1945, begin to crawl to the surface again.</text:span></text:p>
      <text:p text:style-name="P5"><text:span text:style-name="T5">A lot is coming to the surface, now as the means of articulation are decentralized. One effect is that we finally became aware of filter bubbles on a big scale. When we started to see all the stuff other people were believing, we realized that what we were believing was just as much a product of our environment as the opinion of the </text:span><text:span text:style-name="T2">stupid people</text:span><text:span text:style-name="T5">. Everyone constantly telling the world what they thought as morally right, real, and even </text:span><text:span text:style-name="T2">true</text:span><text:span text:style-name="T5">, stressed the filter bubbles, where we had hidden from the world. And that was a good effect – they became more and more permeable, as we had to learn how to deal with the opinions of others.</text:span></text:p>
      <text:p text:style-name="P6"><text:soft-page-break/><text:span text:style-name="T5">Well, this doesn’t always work out fine. The election of Donald Trump to the president of the United States was one of the consequences of this disruption. The </text:span><text:span text:style-name="T7">election campaign was notorious for using facts as a matter of fe</text:span><text:span text:style-name="T8">lt</text:span><text:span text:style-name="T7"> truth rather than proven truth, and shortly after his inauguration, when he had claimed that the “rain stopped during his speech” despite everyone seeing otherwise, the term “alternative facts” invoked laughter all over the web.</text:span></text:p>
      <text:p text:style-name="P6"><text:span text:style-name="T7">The laughter froze in the faces of the gatekeepers, when they realized, that the new president did not correct himself, did not admit defeat, did not bow to the truth. This questioned their authority </text:span><text:span text:style-name="T8">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8"><text:note text:id="ftn1" text:note-class="footnote"><text:note-citation>2</text:note-citation><text:note-body><text:p text:style-name="P11">http://www.ctrl-verlust.net/das-regime-der-demokratischen-wahrheit-teil-i-comical-spicer/</text:p></text:note-body></text:note></text:span><text:span text:style-name="T8">.</text:span></text:p>
      <text:p text:style-name="P7"><text:span text:style-name="T5">When the notion of a “post-truth society” came up, I was intrigued. I had made the experience myself, that my subjective explanation of the world wasn’t coinciding with the version I was taught in school or read in the newspapers of my parents. That my perspective differed from the mainstream view had rarely been a problem – it just seemed that maybe different versions of the same story could coexist for a while, dissolve, merge, and finally differ again.</text:span></text:p>
      <text:p text:style-name="P7"><text:span text:style-name="T5">When the former owners of the truth suddenly talk about “post-truth”, I am not surprised that they don’t like it. They are </text:span><text:span text:style-name="T2">afraid</text:span><text:span text:style-name="T5"> of people who make their own truths. I can understand that. People act because of truths, and Donald Trump has not only made devastating policy since he came into office, but also I am just as frightened as you that this guy has access to nuclear weapons. Even if he doesn’t use them, he still threatens the future of organic life because of a </text:span><text:span text:style-name="T2">disagreement</text:span><text:span text:style-name="T5"> with </text:span><text:span text:style-name="T9">c</text:span><text:span text:style-name="T5">limate </text:span><text:span text:style-name="T9">c</text:span><text:span text:style-name="T5">hange </text:span><text:span text:style-name="T9">s</text:span><text:span text:style-name="T5">cientists.</text:span></text:p>
      <text:p text:style-name="P8"><text:span text:style-name="T5">But this doesn’t mean, that the observation of different coexisting truths isn’t valid. Or that just because Trump certainly doesn’t has direct access to objective truth, scientists have it. I certainly don’t have it. And I bemoan this fact often enough.</text:span></text:p>
      <text:p text:style-name="P8"><text:span text:style-name="T5">Because I still have to act, and not knowing the true state of the world is making my actions less effective. Trump’s actions are definitely less effective because of his lack of understanding how the world works (or he wouldn’t have been broke so many times). And a lot of Americans are regretting at the moment that they didn’t really grasp how democracy works.</text:span></text:p>
      <text:p text:style-name="P8"><text:span text:style-name="T5">Even if I have no direct access to </text:span><text:span text:style-name="T2">the</text:span><text:span text:style-name="T5"> truth, if there even is one, I still perceive. Actually, I perceive all the time, and I have not yet experienced a second of my life without perception. So, </text:span><text:span text:style-name="T10">I chose to try to make sense out of these perceptions.</text:span></text:p>
      <text:p text:style-name="P8"><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10:45.807725089</meta:creation-date>
    <dc:date>2017-07-27T22:42:24.172238556</dc:date>
    <meta:editing-duration>PT20M42S</meta:editing-duration>
    <meta:editing-cycles>3</meta:editing-cycles>
    <meta:generator>LibreOffice/5.1.6.2$Linux_X86_64 LibreOffice_project/10m0$Build-2</meta:generator>
    <meta:document-statistic meta:table-count="0" meta:image-count="0" meta:object-count="0" meta:page-count="2" meta:paragraph-count="16" meta:word-count="923" meta:character-count="5667" meta:non-whitespace-character-count="4755"/>
  </office:meta>
</office:document-meta>
</file>